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df3" officeooo:paragraph-rsid="000ebdf3"/>
    </style:style>
    <style:style style:name="P2" style:family="paragraph" style:parent-style-name="Standard">
      <style:text-properties officeooo:paragraph-rsid="000ebdf3"/>
    </style:style>
    <style:style style:name="P3" style:family="paragraph" style:parent-style-name="Standard">
      <style:text-properties officeooo:rsid="000fb74b" officeooo:paragraph-rsid="000fb74b"/>
    </style:style>
    <style:style style:name="P4" style:family="paragraph" style:parent-style-name="Standard">
      <style:text-properties officeooo:rsid="000fb74b" officeooo:paragraph-rsid="0011009e"/>
    </style:style>
    <style:style style:name="P5" style:family="paragraph" style:parent-style-name="Standard">
      <style:text-properties officeooo:rsid="0011009e" officeooo:paragraph-rsid="0011009e"/>
    </style:style>
    <style:style style:name="P6" style:family="paragraph" style:parent-style-name="Standard">
      <style:text-properties officeooo:rsid="00121cbd" officeooo:paragraph-rsid="0013498f"/>
    </style:style>
    <style:style style:name="P7" style:family="paragraph" style:parent-style-name="Standard">
      <style:text-properties officeooo:rsid="0013498f" officeooo:paragraph-rsid="0013498f"/>
    </style:style>
    <style:style style:name="P8" style:family="paragraph" style:parent-style-name="Standard">
      <style:text-properties officeooo:rsid="00138ab5" officeooo:paragraph-rsid="00138ab5"/>
    </style:style>
    <style:style style:name="P9" style:family="paragraph" style:parent-style-name="Standard">
      <style:text-properties officeooo:rsid="00138ab5" officeooo:paragraph-rsid="00148206"/>
    </style:style>
    <style:style style:name="P10" style:family="paragraph" style:parent-style-name="Standard">
      <style:text-properties officeooo:rsid="00148206" officeooo:paragraph-rsid="00148206"/>
    </style:style>
    <style:style style:name="P11" style:family="paragraph" style:parent-style-name="Standard">
      <style:text-properties officeooo:rsid="00162b0e" officeooo:paragraph-rsid="00162b0e"/>
    </style:style>
    <style:style style:name="P12" style:family="paragraph" style:parent-style-name="Standard">
      <style:text-properties officeooo:rsid="0017296d" officeooo:paragraph-rsid="0017296d"/>
    </style:style>
    <style:style style:name="P13" style:family="paragraph" style:parent-style-name="Standard">
      <style:text-properties officeooo:rsid="0018ce0f" officeooo:paragraph-rsid="0018ce0f"/>
    </style:style>
    <style:style style:name="P14" style:family="paragraph" style:parent-style-name="Standard">
      <style:text-properties officeooo:rsid="001a6c57" officeooo:paragraph-rsid="001a6c57"/>
    </style:style>
    <style:style style:name="P15" style:family="paragraph" style:parent-style-name="Standard">
      <style:text-properties officeooo:rsid="001bd523" officeooo:paragraph-rsid="001bd523"/>
    </style:style>
    <style:style style:name="P16" style:family="paragraph" style:parent-style-name="Standard">
      <style:text-properties officeooo:rsid="001bd523" officeooo:paragraph-rsid="001bd523"/>
    </style:style>
    <style:style style:name="P17" style:family="paragraph" style:parent-style-name="Standard">
      <style:text-properties officeooo:rsid="001c256e" officeooo:paragraph-rsid="001c256e"/>
    </style:style>
    <style:style style:name="P18" style:family="paragraph" style:parent-style-name="Standard">
      <style:text-properties officeooo:rsid="001cb160" officeooo:paragraph-rsid="001cb160"/>
    </style:style>
    <style:style style:name="T1" style:family="text">
      <style:text-properties officeooo:rsid="000ebdf3"/>
    </style:style>
    <style:style style:name="T2" style:family="text">
      <style:text-properties officeooo:rsid="0011009e"/>
    </style:style>
    <style:style style:name="T3" style:family="text">
      <style:text-properties officeooo:rsid="0013498f"/>
    </style:style>
    <style:style style:name="T4" style:family="text">
      <style:text-properties officeooo:rsid="00148206"/>
    </style:style>
    <style:style style:name="T5" style:family="text">
      <style:text-properties officeooo:rsid="00162b0e"/>
    </style:style>
    <style:style style:name="T6" style:family="text">
      <style:text-properties officeooo:rsid="0017296d"/>
    </style:style>
    <style:style style:name="T7" style:family="text">
      <style:text-properties officeooo:rsid="001a6c57"/>
    </style:style>
    <style:style style:name="T8" style:family="text">
      <style:text-properties officeooo:rsid="001cb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filmes e aparições desses queridinhos:</text:p>
      <text:p text:style-name="P2"><text:span text:style-name="T1">1914 </text:span>- <text:span text:style-name="T1">Gertie, o Dinossauro, de Winsor McCay;</text:span></text:p>
      <text:p text:style-name="P1">1917 – The Dinosaur and the Missing Link: A Prehistoric Tragedy;</text:p>
      <text:p text:style-name="P1">1917 – Prehistoric Poultry;</text:p>
      <text:p text:style-name="P1">1917 – R.F.D. 10000 B.C.;</text:p>
      <text:p text:style-name="P1">1919 – The Ghost of Slumber Mountain;</text:p>
      <text:p text:style-name="P1">1925 – O Mundo Perdido, de Harry O. Hoyt;</text:p>
      <text:p text:style-name="P3">1933 – King Kong;</text:p>
      <text:p text:style-name="P1">1940 – King Kong, Fantasia;</text:p>
      <text:p text:style-name="P1">1940 – O Despertar do Mundo;</text:p>
      <text:p text:style-name="P1">1951 – Continente Perdido, de Sam Newfield;</text:p>
      <text:p text:style-name="P1">1953 – O Monstro do Mar, de Eugène Lourié;</text:p>
      <text:p text:style-name="P3">1953 - <text:s/>O Monstro do Ártico;</text:p>
      <text:p text:style-name="P3">1953 – John Carpenter, O Enigma do Outro Mundo;</text:p>
      <text:p text:style-name="P3">1955 – Viagem à Pré-História, de Karel Zeman;</text:p>
      <text:p text:style-name="P3">O Rei Dinossauro, de Bert I. Gordo;</text:p>
      <text:p text:style-name="P3">1956 – A Besta da Montanha, de Edward <text:s/>Nassour <text:s/>e Ismael Rodriguez; (Primeiro filme em Cores);</text:p>
      <text:p text:style-name="P3">1957 – No Mundo dos Monstros Pré-Históricos, de Virgil W. Vogel;</text:p>
      <text:p text:style-name="P5">1959 – Viagem ao Centro da Terra, de Henry Levin;</text:p>
      <text:p text:style-name="P4"><text:span text:style-name="T2">1959 - </text:span>O monstro submarino;</text:p>
      <text:p text:style-name="P5">1960 – A Volta ao Mundo Pré-Histórico, de Jack H. Harris;</text:p>
      <text:p text:style-name="P5">1960 – O mundo perdido, de Irwin Allen (agora com cores);</text:p>
      <text:p text:style-name="P6">196<text:span text:style-name="T3">1 – Gorgo, de Eugeniè Lourié;</text:span></text:p>
      <text:p text:style-name="P7">1961 – Reptilicus;</text:p>
      <text:p text:style-name="P8">1966 – Mil Séculos Antes de Cristo;</text:p>
      <text:p text:style-name="P8">1966 – O Despertar do Mundo (dessa vez colorido), de Don Chaffrey;</text:p>
      <text:p text:style-name="P8">1968 – Viagem ao Planeta das Mulheres Pré-Históricas, de Derek Thomas;</text:p>
      <text:p text:style-name="P8">O Vale Proibido, de Jim O’Connolly;</text:p>
      <text:p text:style-name="P8">1970 – Trog, O Monstro da Caverna, de Freddie Francis;</text:p>
      <text:p text:style-name="P8">1970 – Quando os Dinossauros Dominavam a Terra;</text:p>
      <text:p text:style-name="P9">1974 <text:s/><text:span text:style-name="T4">até 1976 </text:span>– O Elo Perdido, série com 43 episódios, <text:span text:style-name="T4">de Sid e Marty Krofft;</text:span></text:p>
      <text:p text:style-name="P10">1975 – A Terra que o Tempo Esqueceu, de Kevin Connor;</text:p>
      <text:p text:style-name="P10">1976 – No Coração da Terra, de Burroughs;</text:p>
      <text:p text:style-name="P10">1977 – Planeta dos Dinossauros, de James K. Shea;</text:p>
      <text:p text:style-name="P10">1977 – O Último Dinossauro, de Alex Grasshoff e Tom Kotani;</text:p>
      <text:p text:style-name="P10">1977 – Criaturas que o Tempo Esqueceu, de Kevin Connor (continuação de A Terra que o Tempo Esqueceu);</text:p>
      <text:p text:style-name="P10">Homem das Cavernas, de Carl Gottleb;</text:p>
      <text:p text:style-name="P10">1985 – <text:span text:style-name="T5">(Filme Infantil)Baby, O Segredo da Lenda Perdida;</text:span></text:p>
      <text:p text:style-name="P11">1988 – Em Busca do Vale Encantado;</text:p>
      <text:p text:style-name="P11">1991 – Família Dinossauro (séire com 43 episódios), de <text:span text:style-name="T6">Michael Jacobs e Bob Young;</text:span></text:p>
      <text:p text:style-name="P12">1993 – Jurassic Park: O Parque dos Dinossauros, de Steven Spielberg;</text:p>
      <text:p text:style-name="P14">1993 – Os Dinossauros estão de volta, (animação de Steven Spielberg);</text:p>
      <text:p text:style-name="P14">1993 Carnossauro;</text:p>
      <text:p text:style-name="P15">1994 – Flintstones, o Filme;</text:p>
      <text:p text:style-name="P14">1995 – Carnossauro 2;</text:p>
      <text:p text:style-name="P15">1995 – Meu parceiro é um dinossauro, de Jonathan Betuel;</text:p>
      <text:p text:style-name="P14">1996 – Carnossauro;</text:p>
      <text:p text:style-name="P14">Adaptação do Super Mario Bros;</text:p>
      <text:p text:style-name="P13"><text:span text:style-name="T7">1997</text:span> – <text:span text:style-name="T7">O Mundo Perdido: Jurassic Park, de Steven Spielberg;</text:span></text:p>
      <text:p text:style-name="P15">1998 – Gargantua;</text:p>
      <text:p text:style-name="P15">1999 – O mundo perdido, série com mais de 60 episódios;</text:p>
      <text:p text:style-name="P15"><text:soft-page-break/>2000 – Os Flintstones em Viva Rock Vegas;</text:p>
      <text:p text:style-name="P15">2000 – Dinossauro;</text:p>
      <text:p text:style-name="P14">2001 – Jurassic Park 3, de Joe Johnston;</text:p>
      <text:p text:style-name="P15">2002 – Dinotopia, de Michael Bramblia;</text:p>
      <text:p text:style-name="P17">2005 - O Som do Trovão;</text:p>
      <text:p text:style-name="P17">2008 – Viagem ao Centro da Terra: O Filme, de Eric Brevig;</text:p>
      <text:p text:style-name="P17">2009 – A Era do Gelo 3, de Carlos Saldanha;</text:p>
      <text:p text:style-name="P17">2009 – O Elo Perdido, de Brad Silberling;</text:p>
      <text:p text:style-name="P17">2012 – Viagem 2: A Ilha Misteriosa;</text:p>
      <text:p text:style-name="P17">2013 – Caminhando com Dinossauros, de Barry Cook e Neil N<text:span text:style-name="T8">i</text:span>ght<text:span text:style-name="T8">ingale;</text:span></text:p>
      <text:p text:style-name="P18">O Bom Dinossauro, de Peter Sohn;</text:p>
      <text:p text:style-name="P18">2018 – Jurassic World: O Reino Ameaçado;</text:p>
      <text:p text:style-name="P18"/>
      <text:p text:style-name="P17"/>
      <text:p text:style-name="P15"/>
      <text:p text:style-name="P14"/>
      <text:p text:style-name="P15"/>
      <text:p text:style-name="P15"/>
      <text:p text:style-name="P10"/>
      <text:p text:style-name="P8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33:00.177637588</meta:creation-date>
    <dc:date>2019-05-08T19:59:41.434786740</dc:date>
    <meta:editing-duration>PT10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63" meta:character-count="2808" meta:non-whitespace-character-count="2352"/>
  </office:meta>
</office:document-meta>
</file>